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c_arch_results_2_6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641" calcext:value-type="float">
            <text:p>0.64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38" calcext:value-type="float">
            <text:p>0.43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65" calcext:value-type="float">
            <text:p>0.36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28" calcext:value-type="float">
            <text:p>0.32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94" calcext:value-type="float">
            <text:p>0.294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77" calcext:value-type="float">
            <text:p>0.27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52" calcext:value-type="float">
            <text:p>0.25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41" calcext:value-type="float">
            <text:p>0.24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26" calcext:value-type="float">
            <text:p>0.22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17" calcext:value-type="float">
            <text:p>0.21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92" calcext:value-type="float">
            <text:p>0.19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4" calcext:value-type="float">
            <text:p>0.16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7" calcext:value-type="float">
            <text:p>0.16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49" calcext:value-type="float">
            <text:p>0.149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42" calcext:value-type="float">
            <text:p>0.142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599" calcext:value-type="float">
            <text:p>0.59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94" calcext:value-type="float">
            <text:p>0.39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56" calcext:value-type="float">
            <text:p>0.35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.29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76" calcext:value-type="float">
            <text:p>0.27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65" calcext:value-type="float">
            <text:p>0.26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35" calcext:value-type="float">
            <text:p>0.23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12" calcext:value-type="float">
            <text:p>0.21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99" calcext:value-type="float">
            <text:p>0.19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84" calcext:value-type="float">
            <text:p>0.18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9" calcext:value-type="float">
            <text:p>0.16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7" calcext:value-type="float">
            <text:p>0.16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642" calcext:value-type="float">
            <text:p>0.64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515" calcext:value-type="float">
            <text:p>0.51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37" calcext:value-type="float">
            <text:p>0.43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72" calcext:value-type="float">
            <text:p>0.37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44" calcext:value-type="float">
            <text:p>0.34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89" calcext:value-type="float">
            <text:p>0.28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67" calcext:value-type="float">
            <text:p>0.26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54" calcext:value-type="float">
            <text:p>0.25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46" calcext:value-type="float">
            <text:p>0.24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36" calcext:value-type="float">
            <text:p>0.23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91" calcext:value-type="float">
            <text:p>0.19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77" calcext:value-type="float">
            <text:p>0.17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6" calcext:value-type="float">
            <text:p>0.16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58" calcext:value-type="float">
            <text:p>0.158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651" calcext:value-type="float">
            <text:p>0.65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545" calcext:value-type="float">
            <text:p>0.54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39" calcext:value-type="float">
            <text:p>0.43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71" calcext:value-type="float">
            <text:p>0.37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27" calcext:value-type="float">
            <text:p>0.3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97" calcext:value-type="float">
            <text:p>0.29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55" calcext:value-type="float">
            <text:p>0.25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43" calcext:value-type="float">
            <text:p>0.24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29" calcext:value-type="float">
            <text:p>0.22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19" calcext:value-type="float">
            <text:p>0.21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04" calcext:value-type="float">
            <text:p>0.20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82" calcext:value-type="float">
            <text:p>0.18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9" calcext:value-type="float">
            <text:p>0.16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47" calcext:value-type="float">
            <text:p>0.14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43" calcext:value-type="float">
            <text:p>0.143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607" calcext:value-type="float">
            <text:p>0.60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503" calcext:value-type="float">
            <text:p>0.50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19" calcext:value-type="float">
            <text:p>0.41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74" calcext:value-type="float">
            <text:p>0.37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37" calcext:value-type="float">
            <text:p>0.33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18" calcext:value-type="float">
            <text:p>0.318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91" calcext:value-type="float">
            <text:p>0.29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78" calcext:value-type="float">
            <text:p>0.27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69" calcext:value-type="float">
            <text:p>0.26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58" calcext:value-type="float">
            <text:p>0.25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.23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26" calcext:value-type="float">
            <text:p>0.226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28" calcext:value-type="float">
            <text:p>0.228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06" calcext:value-type="float">
            <text:p>0.20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89" calcext:value-type="float">
            <text:p>0.189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655" calcext:value-type="float">
            <text:p>0.65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534" calcext:value-type="float">
            <text:p>0.53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37" calcext:value-type="float">
            <text:p>0.43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78" calcext:value-type="float">
            <text:p>0.37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38" calcext:value-type="float">
            <text:p>0.33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09" calcext:value-type="float">
            <text:p>0.30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83" calcext:value-type="float">
            <text:p>0.28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66" calcext:value-type="float">
            <text:p>0.26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23" calcext:value-type="float">
            <text:p>0.22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02" calcext:value-type="float">
            <text:p>0.20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88" calcext:value-type="float">
            <text:p>0.18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82" calcext:value-type="float">
            <text:p>0.18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5" calcext:value-type="float">
            <text:p>0.16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2" calcext:value-type="float">
            <text:p>0.16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48" calcext:value-type="float">
            <text:p>0.148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595" calcext:value-type="float">
            <text:p>0.59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05" calcext:value-type="float">
            <text:p>0.40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72" calcext:value-type="float">
            <text:p>0.37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41" calcext:value-type="float">
            <text:p>0.34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23" calcext:value-type="float">
            <text:p>0.32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09" calcext:value-type="float">
            <text:p>0.30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95" calcext:value-type="float">
            <text:p>0.29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87" calcext:value-type="float">
            <text:p>0.28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76" calcext:value-type="float">
            <text:p>0.27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64" calcext:value-type="float">
            <text:p>0.26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51" calcext:value-type="float">
            <text:p>0.25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.24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31" calcext:value-type="float">
            <text:p>0.23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24" calcext:value-type="float">
            <text:p>0.224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25" calcext:value-type="float">
            <text:p>0.22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14" calcext:value-type="float">
            <text:p>0.21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621" calcext:value-type="float">
            <text:p>0.6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65" calcext:value-type="float">
            <text:p>0.46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.38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48" calcext:value-type="float">
            <text:p>0.34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16" calcext:value-type="float">
            <text:p>0.31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82" calcext:value-type="float">
            <text:p>0.28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59" calcext:value-type="float">
            <text:p>0.25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46" calcext:value-type="float">
            <text:p>0.246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36" calcext:value-type="float">
            <text:p>0.23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13" calcext:value-type="float">
            <text:p>0.21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05" calcext:value-type="float">
            <text:p>0.20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91" calcext:value-type="float">
            <text:p>0.19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89" calcext:value-type="float">
            <text:p>0.18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87" calcext:value-type="float">
            <text:p>0.18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77" calcext:value-type="float">
            <text:p>0.17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8" calcext:value-type="float">
            <text:p>0.168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645" calcext:value-type="float">
            <text:p>0.64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551" calcext:value-type="float">
            <text:p>0.55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75" calcext:value-type="float">
            <text:p>0.47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13" calcext:value-type="float">
            <text:p>0.41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45" calcext:value-type="float">
            <text:p>0.34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15" calcext:value-type="float">
            <text:p>0.31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.28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63" calcext:value-type="float">
            <text:p>0.26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43" calcext:value-type="float">
            <text:p>0.24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33" calcext:value-type="float">
            <text:p>0.23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18" calcext:value-type="float">
            <text:p>0.21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91" calcext:value-type="float">
            <text:p>0.19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85" calcext:value-type="float">
            <text:p>0.18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6" calcext:value-type="float">
            <text:p>0.16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51" calcext:value-type="float">
            <text:p>0.15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42" calcext:value-type="float">
            <text:p>0.14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621" calcext:value-type="float">
            <text:p>0.6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505" calcext:value-type="float">
            <text:p>0.50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417" calcext:value-type="float">
            <text:p>0.41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323" calcext:value-type="float">
            <text:p>0.32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84" calcext:value-type="float">
            <text:p>0.284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.24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28" calcext:value-type="float">
            <text:p>0.22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14" calcext:value-type="float">
            <text:p>0.21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83" calcext:value-type="float">
            <text:p>0.18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7" calcext:value-type="float">
            <text:p>0.167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62" calcext:value-type="float">
            <text:p>0.16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.159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51" calcext:value-type="float">
            <text:p>0.15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139" calcext:value-type="float">
            <text:p>0.139</text:p>
          </table:table-cell>
          <table:table-cell table:number-columns-repeated="1018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13:09:18.164229255</dc:date>
    <meta:editing-duration>PT51S</meta:editing-duration>
    <meta:editing-cycles>1</meta:editing-cycles>
    <meta:document-statistic meta:table-count="1" meta:cell-count="1200" meta:object-count="0"/>
    <meta:generator>LibreOffice/6.0.7.3$Linux_X86_64 LibreOffice_project/00m0$Build-3</meta:generator>
  </office:meta>
</office:document-meta>
</file>